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683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7a080" officeooo:paragraph-rsid="0017a080" style:font-size-asian="12.25pt" style:font-size-complex="14pt"/>
    </style:style>
    <style:style style:name="P2" style:family="paragraph" style:parent-style-name="Heading_20_4">
      <style:paragraph-properties fo:text-align="justify" style:justify-single-word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officeooo:paragraph-rsid="0017a080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style:font-name="Times New Roman" fo:font-size="14pt" officeooo:rsid="0017a080" style:font-size-asian="12.25pt" style:font-size-complex="14pt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style:font-name="Times New Roman" fo:font-size="14pt" officeooo:rsid="0017a080" style:font-size-asian="12.25pt" style:font-size-complex="14pt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7" style:family="paragraph" style:parent-style-name="Heading_20_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Heading_20_3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4" style:family="paragraph" style:parent-style-name="Text_20_body" style:list-style-name="L3">
      <style:paragraph-properties fo:margin-top="0cm" fo:margin-bottom="0cm" style:contextual-spacing="false" fo:text-align="justify" style:justify-single-word="false" fo:orphans="2" fo:widows="2" fo:padding="0cm" fo:border="none"/>
      <style:text-properties officeooo:paragraph-rsid="0018208c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f1115" loext:opacity="100%" style:font-name="Times New Roman" fo:font-size="14pt" officeooo:rsid="0017a080" style:font-size-asian="14pt" style:font-size-complex="14pt"/>
    </style:style>
    <style:style style:name="P16" style:family="paragraph" style:parent-style-name="Heading_20_4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f1115" loext:opacity="100%" style:font-name="Times New Roman" fo:font-size="14pt" officeooo:rsid="0017a080" style:font-size-asian="14pt" style:font-size-complex="14pt"/>
    </style:style>
    <style:style style:name="P18" style:family="paragraph" style:parent-style-name="Text_20_body">
      <style:paragraph-properties fo:margin-left="0cm" fo:margin-right="0cm" fo:margin-top="0.423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rsid="0017a080" officeooo:paragraph-rsid="0017a080" style:font-size-asian="12.25pt" style:font-size-complex="14pt"/>
    </style:style>
    <style:style style:name="T1" style:family="text">
      <style:text-properties fo:font-variant="normal" fo:text-transform="none" fo:color="#0f1115" loext:opacity="100%" fo:letter-spacing="normal" fo:font-style="normal" fo:font-weight="normal" style:font-size-asian="14pt" style:font-weight-asian="normal" style:font-weight-complex="normal"/>
    </style:style>
    <style:style style:name="T2" style:family="text">
      <style:text-properties fo:language="en" fo:country="US" officeooo:rsid="0018208c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font-style="normal"/>
    </style:style>
    <style:style style:name="T5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font-style="normal" fo:font-weight="normal"/>
    </style:style>
    <style:style style:name="T7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font-style="normal" fo:font-weight="normal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од работы</text:p>
      <text:h text:style-name="P2" text:outline-level="4"><text:tab/>1. Изучение ролей в проекте внедрения ИС (Складской учёт)</text:h>
      <text:p text:style-name="P3"><text:tab/>Для проекта автоматизации складского учёта были выбраны и адаптированы следующие типовые роли:</text:p>
      <text:list text:style-name="L1">
        <text:list-item>
          <text:list>
            <text:list-item>
              <text:p text:style-name="P4"><text:span text:style-name="Strong_20_Emphasis"><text:span text:style-name="T1"><text:s/>Руководитель проекта</text:span></text:span><text:span text:style-name="T1"> — отвечает за реализацию проекта в целом.</text:span></text:p>
            </text:list-item>
            <text:list-item>
              <text:p text:style-name="P4"><text:span text:style-name="Strong_20_Emphasis"><text:span text:style-name="T1"><text:s/>Системный аналитик</text:span></text:span><text:span text:style-name="T1"> — отвечает за сбор требований и проектирование системы.</text:span></text:p>
            </text:list-item>
            <text:list-item>
              <text:p text:style-name="P4"><text:span text:style-name="Strong_20_Emphasis"><text:span text:style-name="T1"><text:s/>Разработчик / Настройщик</text:span></text:span><text:span text:style-name="T1"> — отвечает за адаптацию и доработку ПО.</text:span></text:p>
            </text:list-item>
            <text:list-item>
              <text:p text:style-name="P4"><text:span text:style-name="Strong_20_Emphasis"><text:span text:style-name="T1">Администратор ИС</text:span></text:span><text:span text:style-name="T1"> — отвечает за развёртывание и техническую поддержку.</text:span></text:p>
            </text:list-item>
            <text:list-item>
              <text:p text:style-name="P4"><text:span text:style-name="Strong_20_Emphasis"><text:span text:style-name="T1">Ключевой пользователь (Заведующий складом)</text:span></text:span><text:span text:style-name="T1"> — представляет интересы конечных пользователей и принимает систему.</text:span></text:p>
            </text:list-item>
          </text:list>
        </text:list-item>
      </text:list>
      <text:h text:style-name="P2" text:outline-level="4"><text:span text:style-name="T2"><text:tab/></text:span>2. Формирование группы внедрения</text:h>
      <text:p text:style-name="P3"><text:tab/>Для внедрения информационной системы складского учёта сформирована группа из 5 человек.</text:p>
      <text:p text:style-name="P5"><text:span text:style-name="Strong_20_Emphasis"><text:span text:style-name="T1"><text:tab/>Перечень ролей группы внедрения:</text:span></text:span></text:p>
      <text:list text:style-name="L2">
        <text:list-item>
          <text:list>
            <text:list-item>
              <text:p text:style-name="P6">Руководитель проекта (со стороны Исполнителя/Внедренца)</text:p>
            </text:list-item>
            <text:list-item>
              <text:p text:style-name="P6">Системный аналитик</text:p>
            </text:list-item>
            <text:list-item>
              <text:p text:style-name="P6">Разработчик / Специалист по настройке</text:p>
            </text:list-item>
            <text:list-item>
              <text:p text:style-name="P6">Администратор ИС</text:p>
            </text:list-item>
            <text:list-item>
              <text:p text:style-name="P6">Ключевой пользователь (Заведующий складом — со стороны Заказчика)</text:p>
            </text:list-item>
          </text:list>
        </text:list-item>
      </text:list>
      <text:h text:style-name="P7" text:outline-level="4"><text:tab/>3. Распределение обязанностей (Таблица)</text:h>
      <text:p text:style-name="P8"><text:span text:style-name="Strong_20_Emphasis"><text:span text:style-name="T3">Таблица 3 – Распределение ответственности при внедрении ИС складского учёта</text:span>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9"><text:span text:style-name="T4">Роль</text:span> </text:p>
          </table:table-cell>
          <table:table-cell table:style-name="Таблица1.A1" office:value-type="string">
            <text:p text:style-name="P10"><text:span text:style-name="T5">Основные функции</text:span> </text:p>
          </table:table-cell>
          <table:table-cell table:style-name="Таблица1.C1" office:value-type="string">
            <text:p text:style-name="P10"><text:span text:style-name="T5">Ответственность</text:span> </text:p>
          </table:table-cell>
        </table:table-row>
        <table:table-row>
          <table:table-cell table:style-name="Таблица1.A2" office:value-type="string">
            <text:p text:style-name="P11"><text:span text:style-name="Strong_20_Emphasis"><text:span text:style-name="T6">Руководитель проекта</text:span></text:span> </text:p>
          </table:table-cell>
          <table:table-cell table:style-name="Таблица1.A2" office:value-type="string">
            <text:p text:style-name="P11"><text:span text:style-name="T6">Управление сроками, бюджетом и ресурсами. Контроль выполнения этапов. Коммуникация с заказчиком. Урегулирование спорных вопросов.</text:span> </text:p>
          </table:table-cell>
          <table:table-cell table:style-name="Таблица1.C2" office:value-type="string">
            <text:p text:style-name="P11"><text:span text:style-name="T6">За достижение целей проекта в установленные сроки. За своевременное предоставление отчётности.</text:span> </text:p>
          </table:table-cell>
        </table:table-row>
        <text:soft-page-break/>
        <table:table-row>
          <table:table-cell table:style-name="Таблица1.A2" office:value-type="string">
            <text:p text:style-name="P11"><text:span text:style-name="Strong_20_Emphasis"><text:span text:style-name="T6">Системный аналитик</text:span></text:span> </text:p>
          </table:table-cell>
          <table:table-cell table:style-name="Таблица1.A2" office:value-type="string">
            <text:p text:style-name="P11"><text:span text:style-name="T6">Анализ бизнес-процессов склада (приход, расход, инвентаризация). Формирование требований к системе. Проектирование интеграций (с бухгалтерией, сайтом).</text:span> </text:p>
          </table:table-cell>
          <table:table-cell table:style-name="Таблица1.C2" office:value-type="string">
            <text:p text:style-name="P11"><text:span text:style-name="T6">За полноту и непротиворечивость Технического задания. За корректность постановки задач разработчику.</text:span> </text:p>
          </table:table-cell>
        </table:table-row>
        <table:table-row>
          <table:table-cell table:style-name="Таблица1.A2" office:value-type="string">
            <text:p text:style-name="P11"><text:span text:style-name="Strong_20_Emphasis"><text:span text:style-name="T6">Разработчик</text:span></text:span> </text:p>
          </table:table-cell>
          <table:table-cell table:style-name="Таблица1.A2" office:value-type="string">
            <text:p text:style-name="P11"><text:span text:style-name="T6">Адаптация конфигурации 1С / WMS под требования. Написание отчётов и обработок. Исправление ошибок в процессе тестирования.</text:span> </text:p>
          </table:table-cell>
          <table:table-cell table:style-name="Таблица1.C2" office:value-type="string">
            <text:p text:style-name="P11"><text:span text:style-name="T6">За качество программного кода и работоспособность доработанного функционала в соответствии с ТЗ.</text:span> </text:p>
          </table:table-cell>
        </table:table-row>
        <table:table-row>
          <table:table-cell table:style-name="Таблица1.A2" office:value-type="string">
            <text:p text:style-name="P11"><text:span text:style-name="Strong_20_Emphasis"><text:span text:style-name="T6">Администратор ИС</text:span></text:span> </text:p>
          </table:table-cell>
          <table:table-cell table:style-name="Таблица1.A2" office:value-type="string">
            <text:p text:style-name="P11"><text:span text:style-name="T6">Установка серверной части, настройка прав доступа. Создание пользователей (кладовщиков, комплектовщиков). Обеспечение бесперебойной работы и резервное копирование.</text:span> </text:p>
          </table:table-cell>
          <table:table-cell table:style-name="Таблица1.C2" office:value-type="string">
            <text:p text:style-name="P12"><text:span text:style-name="T7">За техническую инфраструктуру, сохранность данных в период внедрения и стабильность работы системы.</text:span><text:span text:style-name="T8"> </text:span></text:p>
          </table:table-cell>
        </table:table-row>
        <table:table-row table:style-name="Таблица1.6">
          <table:table-cell table:style-name="Таблица1.A2" office:value-type="string">
            <text:p text:style-name="P12"><text:span text:style-name="Strong_20_Emphasis"><text:span text:style-name="T7">Ключевой пользователь</text:span></text:span><text:span text:style-name="T8"> </text:span></text:p>
          </table:table-cell>
          <table:table-cell table:style-name="Таблица1.A2" office:value-type="string">
            <text:p text:style-name="P11"><text:span text:style-name="T6">Участие в сборе требований, тестировании системы. Подготовка данных для переноса в новую систему (справочники, остатки). Обучение других сотрудников склада.</text:span> </text:p>
          </table:table-cell>
          <table:table-cell table:style-name="Таблица1.C2" office:value-type="string">
            <text:p text:style-name="P11"><text:span text:style-name="T6">За корректность переноса данных со старой системы, за адекватность настроек реальным складским процессам.</text:span> </text:p>
          </table:table-cell>
        </table:table-row>
      </table:table>
      <text:h text:style-name="P13" text:outline-level="3"><text:span text:style-name="Strong_20_Emphasis"><text:span text:style-name="T3">4. Анализ взаимодействия участников</text:span></text:span></text:h>
      <text:p text:style-name="P3"><text:tab/>Взаимодействие в проекте построено по иерархическому принципу с активными обратными связями:</text:p>
      <text:list text:style-name="L3">
        <text:list-item>
          <text:p text:style-name="P14"><text:span text:style-name="Strong_20_Emphasis"><text:span text:style-name="T9">Вертикаль управления:</text:span></text:span><text:span text:style-name="T9"> Руководитель проекта управляет деятельностью Аналитика и Разработчика (команда внедрения). Со стороны заказчика Ключевой пользователь подчиняется внутренним регламентам компании, но в рамках проекта выполняет поручения Руководителя проекта по подготовке данных и тестированию.</text:span></text:p>
        </text:list-item>
        <text:list-item>
          <text:p text:style-name="P14"><text:span text:style-name="Strong_20_Emphasis"><text:span text:style-name="T9">Основные информационные потоки:</text:span></text:span></text:p>
        </text:list-item>
      </text:list>
      <text:list text:style-name="L4">
        <text:list-item>
          <text:list>
            <text:list-item>
              <text:list>
                <text:list-item>
                  <text:p text:style-name="P15"><text:span text:style-name="Strong_20_Emphasis"><text:span text:style-name="T3">Аналитик</text:span></text:span><text:span text:style-name="T3"> взаимодействует с </text:span><text:span text:style-name="Strong_20_Emphasis"><text:span text:style-name="T3">Ключевым пользователем</text:span></text:span><text:span text:style-name="T3"> для выяснения деталей работы склада.</text:span></text:p>
                </text:list-item>
                <text:list-item>
                  <text:p text:style-name="P15"><text:soft-page-break/><text:span text:style-name="Strong_20_Emphasis"><text:span text:style-name="T3">Аналитик</text:span></text:span><text:span text:style-name="T3"> передаёт задачи </text:span><text:span text:style-name="Strong_20_Emphasis"><text:span text:style-name="T3">Разработчику</text:span></text:span><text:span text:style-name="T3"> в формате технического задания.</text:span></text:p>
                </text:list-item>
                <text:list-item>
                  <text:p text:style-name="P15"><text:span text:style-name="Strong_20_Emphasis"><text:span text:style-name="T3">Разработчик</text:span></text:span><text:span text:style-name="T3"> и </text:span><text:span text:style-name="Strong_20_Emphasis"><text:span text:style-name="T3">Администратор</text:span></text:span><text:span text:style-name="T3"> взаимодействуют при развёртывании новых версий ПО на сервере.</text:span></text:p>
                </text:list-item>
                <text:list-item>
                  <text:p text:style-name="P15"><text:span text:style-name="Strong_20_Emphasis"><text:span text:style-name="T3">Ключевой пользователь</text:span></text:span><text:span text:style-name="T3"> взаимодействует с </text:span><text:span text:style-name="Strong_20_Emphasis"><text:span text:style-name="T3">Администратором</text:span></text:span><text:span text:style-name="T3"> для получения прав и доступа в систему.</text:span></text:p>
                </text:list-item>
                <text:list-item>
                  <text:p text:style-name="P15"><text:span text:style-name="T3">Все участники информируют </text:span><text:span text:style-name="Strong_20_Emphasis"><text:span text:style-name="T3">Руководителя проекта</text:span></text:span><text:span text:style-name="T3"> о возникающих проблемах и статусе выполнения задач.</text:span></text:p>
                </text:list-item>
              </text:list>
            </text:list-item>
          </text:list>
        </text:list-item>
      </text:list>
      <text:p text:style-name="P8"><text:span text:style-name="T3"><text:tab/>Схематично взаимодействие можно описать так:<text:line-break/></text:span><text:span text:style-name="Strong_20_Emphasis"><text:span text:style-name="T3">Ключевой пользователь (Заказчик)</text:span></text:span><text:span text:style-name="T3"> ↔ </text:span><text:span text:style-name="Strong_20_Emphasis"><text:span text:style-name="T3">Аналитик</text:span></text:span><text:span text:style-name="T3"> ↔ </text:span><text:span text:style-name="Strong_20_Emphasis"><text:span text:style-name="T3">Руководитель проекта</text:span></text:span><text:span text:style-name="T3"> ↔ </text:span><text:span text:style-name="Strong_20_Emphasis"><text:span text:style-name="T3">Разработчик</text:span></text:span><text:span text:style-name="T3"> ↔ </text:span><text:span text:style-name="Strong_20_Emphasis"><text:span text:style-name="T3">Администратор ИС</text:span></text:span></text:p>
      <text:h text:style-name="P16" text:outline-level="4"><text:span text:style-name="Strong_20_Emphasis"><text:span text:style-name="T3"><text:tab/></text:span></text:span><text:span text:style-name="Strong_20_Emphasis"><text:span text:style-name="T3">5. Выводы</text:span></text:span></text:h>
      <text:p text:style-name="P3"><text:tab/>Распределение ролей при внедрении информационной системы, в частности для складского учёта, является критически важным фактором успеха.</text:p>
      <text:list text:style-name="L5">
        <text:list-item>
          <text:list>
            <text:list-item>
              <text:p text:style-name="P17"><text:span text:style-name="Strong_20_Emphasis"><text:span text:style-name="T3">Исключение конфликта интересов:</text:span></text:span><text:span text:style-name="T3"> Чёткое разделение функций позволяет избежать ситуаций, когда один человек отвечает и за постановку задачи, и за её выполнение, и за приёмку (например, разработчик сам принимает свою работу).</text:span></text:p>
            </text:list-item>
            <text:list-item>
              <text:p text:style-name="P17"><text:span text:style-name="Strong_20_Emphasis"><text:span text:style-name="T3">Повышение качества:</text:span></text:span><text:span text:style-name="T3"> Наличие выделенного </text:span><text:span text:style-name="Strong_20_Emphasis"><text:span text:style-name="T3">Системного аналитика</text:span></text:span><text:span text:style-name="T3"> гарантирует, что специфика складского учёта (адресное хранение, партионный учёт) будет учтена до начала программирования, а не в момент, когда система уже написана.</text:span></text:p>
            </text:list-item>
            <text:list-item>
              <text:p text:style-name="P17"><text:span text:style-name="Strong_20_Emphasis"><text:span text:style-name="T3">Управление ожиданиями:</text:span></text:span><text:span text:style-name="T3"> </text:span><text:span text:style-name="Strong_20_Emphasis"><text:span text:style-name="T3">Ключевой пользователь</text:span></text:span><text:span text:style-name="T3"> выступает мостом между миром IT и миром бизнеса, что снижает риск создания системы, которая не удобна реальным сотрудникам склада.</text:span></text:p>
            </text:list-item>
            <text:list-item>
              <text:p text:style-name="P17"><text:span text:style-name="Strong_20_Emphasis"><text:span text:style-name="T3">Снижение рисков:</text:span></text:span><text:span text:style-name="T3"> </text:span><text:span text:style-name="Strong_20_Emphasis"><text:span text:style-name="T3">Администратор ИС</text:span></text:span><text:span text:style-name="T3">, включённый в группу с этапа внедрения, гарантирует, что система будет не только разработана, но и корректно функционировать на оборудовании заказчика (ТСД, принтеры этикеток).</text:span></text:p>
            </text:list-item>
          </text:list>
        </text:list-item>
      </text:list>
      <text:p text:style-name="P18"><text:tab/>Таким образом, грамотное распределение полномочий и ответственности обеспечивает прозрачность проекта, управляемость процессами и создаёт работающую систему, соответствующую потребностям бизнеса.</text:p>
      <text:p text:style-name="P8"><text:span text:style-name="Strong_20_Emphasis"><text:span text:style-name="T10"/></text:span></text:p>
      <text:p text:style-name="P8"><text:soft-page-break/><text:span text:style-name="Strong_20_Emphasis"><text:span text:style-name="T3"/></text:span></text:p>
      <text:p text:style-name="P19"><text:lin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5:15:21.609380300</meta:creation-date>
    <dc:date>2026-03-17T15:54:25.520587600</dc:date>
    <meta:editing-duration>PT28M43S</meta:editing-duration>
    <meta:editing-cycles>1</meta:editing-cycles>
    <meta:document-statistic meta:table-count="1" meta:image-count="0" meta:object-count="0" meta:page-count="4" meta:paragraph-count="54" meta:word-count="561" meta:character-count="4610" meta:non-whitespace-character-count="4083"/>
    <meta:generator>LibreOffice/25.2.1.2$Windows_X86_64 LibreOffice_project/d3abf4aee5fd705e4a92bba33a32f40bc4e56f49</meta:generator>
  </office:meta>
</office:document-meta>
</file>